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6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Running Out of Mutations – d evolution</text:p>
          </table:table-cell>
          <table:table-cell table:style-name="ce3" office:value-type="string" calcext:value-type="string">
            <text:p>Example of 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dea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Running Out of Mutations – b evolution</text:p>
          </table:table-cell>
          <table:table-cell table:style-name="ce3" office:value-type="string" calcext:value-type="string">
            <text:p>Example of 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Diminishing Returns Epistasis – d evolution</text:p>
          </table:table-cell>
          <table:table-cell table:style-name="ce3" office:value-type="string" calcext:value-type="string">
            <text:p>Example of 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set for CDF in selection of DRE states, jStart must be greater than 1.</text:p>
          </table:table-cell>
        </table:table-row>
        <table:table-row table:style-name="ro1"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to select cdf for choice of DRE shap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Diminishing Returns Epistasis – b evolution</text:p>
          </table:table-cell>
          <table:table-cell table:style-name="ce5" office:value-type="string" calcext:value-type="string">
            <text:p>Example of Valu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ce6" office:value-type="float" office:value="0.000005" calcext:value-type="float">
            <text:p>5.00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style-name="ce6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style-name="ce6" office:value-type="float" office:value="0.000005" calcext:value-type="float">
            <text:p>5.00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style-name="ce6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eometric decay factor for DRE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to select state space definition: 1. linear, 2. delta_b scaled by sa_0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 style:data-style-name="N2" text:time-value="12:29:57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4-07-21T12:31:11.039000000</dc:date>
    <meta:editing-duration>P9DT25M21S</meta:editing-duration>
    <meta:editing-cycles>15</meta:editing-cycles>
    <meta:document-statistic meta:table-count="1" meta:cell-count="186" meta:object-count="0"/>
  </office:meta>
</office:document-meta>
</file>